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92.92pt" svg:height="558.11pt" svg:x="113.92pt" svg:y="54.85pt">
            <draw:object draw:notify-on-update-of-ranges="Sheet1.C7:Sheet1.C9 Sheet1.E6:Sheet1.E6 Sheet1.E7:Sheet1.E9 Sheet1.D6:Sheet1.D6 Sheet1.D7:Sheet1.D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ptimiz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P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0</text:p>
          </table:table-cell>
          <table:table-cell office:value-type="float" office:value="59.236" calcext:value-type="float">
            <text:p>59.236</text:p>
          </table:table-cell>
          <table:table-cell table:formula="of:=8099.66/694" office:value-type="float" office:value="11.6709798270893" calcext:value-type="float">
            <text:p>11.67097982708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1</text:p>
          </table:table-cell>
          <table:table-cell office:value-type="float" office:value="65.109" calcext:value-type="float">
            <text:p>65.109</text:p>
          </table:table-cell>
          <table:table-cell table:formula="of:=1965.62/162" office:value-type="float" office:value="12.1334567901235" calcext:value-type="float">
            <text:p>12.13345679012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2</text:p>
          </table:table-cell>
          <table:table-cell office:value-type="float" office:value="71.304" calcext:value-type="float">
            <text:p>71.304</text:p>
          </table:table-cell>
          <table:table-cell table:formula="of:=1832.29/154" office:value-type="float" office:value="11.897987012987" calcext:value-type="float">
            <text:p>11.8979870129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3</text:p>
          </table:table-cell>
          <table:table-cell office:value-type="float" office:value="72.84" calcext:value-type="float">
            <text:p>72.84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ptimization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0</text:p>
          </table:table-cell>
          <table:table-cell office:value-type="float" office:value="1.1556" calcext:value-type="float">
            <text:p>1.155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1</text:p>
          </table:table-cell>
          <table:table-cell office:value-type="float" office:value="1.458" calcext:value-type="float">
            <text:p>1.45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2</text:p>
          </table:table-cell>
          <table:table-cell office:value-type="float" office:value="1.1446" calcext:value-type="float">
            <text:p>1.144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3</text:p>
          </table:table-cell>
          <table:table-cell office:value-type="float" office:value="1.153" calcext:value-type="float">
            <text:p>1.15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loext:min-decimal-places="2" number:min-integer-digits="0"/>
    </number:number-style>
    <number:number-style style:name="N122">
      <number:number number:decimal-places="0" loext:min-decimal-places="0" number:min-integer-digits="0"/>
    </number:number-style>
    <number:number-style style:name="N123">
      <number:number number:decimal-places="1" loext:min-decimal-places="1" number:min-integer-digits="0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0">00/00/0000</text:date>, <text:time style:data-style-name="N2" text:time-value="18:53:10.5817272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21:00:27.735339505</meta:creation-date>
    <meta:editing-duration>PT21M18S</meta:editing-duration>
    <meta:editing-cycles>5</meta:editing-cycles>
    <meta:generator>LibreOffice/6.0.6.2$Linux_X86_64 LibreOffice_project/00m0$Build-2</meta:generator>
    <dc:date>2018-10-10T18:59:30.022771069</dc:date>
    <meta:document-statistic meta:table-count="1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0" loext:min-decimal-places="0" number:min-integer-digits="0"/>
    </number:number-style>
    <number:number-style style:name="N123">
      <number:number number:decimal-places="1" loext:min-decimal-places="1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chart-properties chart:group-bars-per-axis="fals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22pt" style:font-size-asian="10pt" style:font-size-complex="10pt"/>
    </style:style>
    <style:style style:name="ch5" style:family="chart">
      <style:chart-properties chart:auto-position="true" style:rotation-angle="0"/>
      <style:text-properties fo:font-size="22pt" style:font-size-asian="9pt" style:font-size-complex="9pt"/>
    </style:style>
    <style:style style:name="ch6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20pt" style:font-size-asian="10pt" style:font-size-complex="10pt"/>
    </style:style>
    <style:style style:name="ch7" style:family="chart">
      <style:chart-properties chart:auto-position="true" style:rotation-angle="90"/>
      <style:text-properties fo:font-size="2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color="#0066b3" fo:font-size="20pt" style:font-size-asian="10pt" style:font-size-complex="10pt"/>
    </style:style>
    <style:style style:name="ch10" style:family="chart">
      <style:chart-properties chart:auto-position="true" style:rotation-angle="90"/>
      <style:text-properties fo:color="#0066b3" fo:font-size="22pt" style:font-size-asian="9pt" style:font-size-complex="9pt"/>
    </style:style>
    <style:style style:name="ch11" style:family="chart" style:data-style-name="N123">
      <style:chart-properties loext:label-stroke-color="#3465a4" chart:link-data-style-to-source="true" chart:data-label-number="value" chart:data-label-text="false" chart:data-label-symbol="false"/>
      <style:graphic-properties draw:stroke="none" draw:fill-color="#000000" dr3d:edge-rounding="5%"/>
      <style:text-properties fo:color="#000000" fo:font-size="20pt" style:font-size-asian="10pt" style:font-size-complex="10pt"/>
    </style:style>
    <style:style style:name="ch12" style:family="chart" style:data-style-name="N122">
      <style:chart-properties loext:label-stroke-color="#3465a4" chart:link-data-style-to-source="true" chart:data-label-number="value" chart:data-label-text="false" chart:data-label-symbol="false"/>
      <style:graphic-properties draw:stroke="none" draw:fill-color="#0066b3" dr3d:edge-rounding="5%"/>
      <style:text-properties fo:color="#0066b3" fo:font-size="2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029cm" svg:height="19.69cm" xlink:href=".." xlink:type="simple" chart:class="chart:bar" chart:column-mapping="1 0" chart:style-name="ch1">
        <chart:title svg:x="7.493cm" svg:y="0.529cm" chart:style-name="ch2">
          <text:p>Program Demands for Compiler Optimization Levels</text:p>
        </chart:title>
        <chart:plot-area chart:style-name="ch3" table:cell-range-address="Sheet1.C6:Sheet1.E9" chart:data-source-has-labels="both" svg:x="2.464cm" svg:y="2.383cm" svg:width="29.851cm" svg:height="15.18cm">
          <chartooo:coordinate-region svg:x="3.509cm" svg:y="2.781cm" svg:width="27.76cm" svg:height="13.685cm"/>
          <chart:axis chart:dimension="x" chart:name="primary-x" chart:style-name="ch4" chartooo:axis-type="auto">
            <chartooo:date-scale/>
            <chart:title svg:x="12.486cm" svg:y="17.957cm" chart:style-name="ch5">
              <text:p>Compiler Optimization Level</text:p>
            </chart:title>
            <chart:categories table:cell-range-address="Sheet1.C7:Sheet1.C9"/>
          </chart:axis>
          <chart:axis chart:dimension="y" chart:name="primary-y" chart:style-name="ch6">
            <chart:title svg:x="0.451cm" svg:y="16.013cm" chart:style-name="ch7">
              <text:p>Data Collection CPU Utilization [%]</text:p>
            </chart:title>
            <chart:grid chart:style-name="ch8" chart:class="major"/>
          </chart:axis>
          <chart:axis chart:dimension="y" chart:name="secondary-y" chart:style-name="ch9">
            <chart:title svg:x="33.016cm" svg:y="13.063cm" chart:style-name="ch10">
              <text:p>Compilation Time</text:p>
            </chart:title>
          </chart:axis>
          <chart:series chart:attached-axis="primary-y" chart:style-name="ch11" chart:values-cell-range-address="Sheet1.E7:Sheet1.E9" chart:label-cell-address="Sheet1.E6:Sheet1.E6" chart:class="chart:bar">
            <chart:data-point chart:repeated="3"/>
          </chart:series>
          <chart:series chart:attached-axis="secondary-y" chart:style-name="ch12" chart:values-cell-range-address="Sheet1.D7:Sheet1.D9" chart:label-cell-address="Sheet1.D6:Sheet1.D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Sheet1.E6:Sheet1.E6</svg:desc>
                </draw:g>
              </table:table-cell>
              <table:table-cell office:value-type="string">
                <text:p>Time</text:p>
                <draw:g>
                  <svg:desc>Sheet1.D6:Sheet1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0</text:p>
                <draw:g>
                  <svg:desc>Sheet1.C7:Sheet1.C9</svg:desc>
                </draw:g>
              </table:table-cell>
              <table:table-cell office:value-type="float" office:value="11.6709798270893">
                <text:p>11.6709798270893</text:p>
                <draw:g>
                  <svg:desc>Sheet1.E7:Sheet1.E9</svg:desc>
                </draw:g>
              </table:table-cell>
              <table:table-cell office:value-type="float" office:value="59.236">
                <text:p>59.236</text:p>
                <draw:g>
                  <svg:desc>Sheet1.D7:Sheet1.D9</svg:desc>
                </draw:g>
              </table:table-cell>
            </table:table-row>
            <table:table-row>
              <table:table-cell office:value-type="string">
                <text:p>O1</text:p>
              </table:table-cell>
              <table:table-cell office:value-type="float" office:value="12.1334567901235">
                <text:p>12.1334567901235</text:p>
              </table:table-cell>
              <table:table-cell office:value-type="float" office:value="65.109">
                <text:p>65.109</text:p>
              </table:table-cell>
            </table:table-row>
            <table:table-row>
              <table:table-cell office:value-type="string">
                <text:p>O2</text:p>
              </table:table-cell>
              <table:table-cell office:value-type="float" office:value="11.897987012987">
                <text:p>11.897987012987</text:p>
              </table:table-cell>
              <table:table-cell office:value-type="float" office:value="71.304">
                <text:p>71.3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